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68000006B2C4070184834E08E6.png" manifest:media-type="image/png"/>
  <manifest:file-entry manifest:full-path="Pictures/10000201000004F600000353E35BD0F3DE8F4BA9.png" manifest:media-type="image/png"/>
  <manifest:file-entry manifest:full-path="Pictures/10000000000001F60000034CEFF937A564404123.jpg" manifest:media-type="image/jpe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2" svg:font-family="'Helvetica Neue'" style:font-adornments="Regular" style:font-pitch="variable"/>
    <style:font-face style:name="Helvetica Neue" svg:font-family="'Helvetica Neue'" style:font-family-generic="roman" style:font-pitch="variable"/>
    <style:font-face style:name="Helvetica Neue1" svg:font-family="'Helvetica Neu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8cm, 1.832cm, 0.004cm, 1.124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0000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width="0.102cm" svg:stroke-color="#2a6099" draw:marker-start-width="0.356cm" draw:marker-end-width="0.356cm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b2b2b2" draw:marker-start-width="0.356cm" draw:marker-end-width="0.356cm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ff0000" draw:marker-start-width="0.356cm" draw:marker-end-width="0.356cm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a933" draw:marker-start-width="0.356cm" draw:marker-end-width="0.356cm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e16173" draw:marker-start-width="0.356cm" draw:marker-end-width="0.356cm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356cm" draw:marker-end-width="0.356cm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0.306cm" fo:min-width="0.982cm" fo:wrap-option="no-wrap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0.306cm" fo:min-width="2.278cm" fo:wrap-option="no-wrap"/>
    </style:style>
    <style:style style:name="gr12" style:family="graphic" style:parent-style-name="standard">
      <style:graphic-properties draw:stroke="none" svg:stroke-color="#000000" draw:fill="none" draw:fill-color="#ffffff" fo:min-height="0.6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6cm" svg:height="5.121cm" draw:transform="rotate (1.5707963267949) translate (9.909cm 9.638cm)">
          <draw:image xlink:href="Pictures/10000000000001F60000034CEFF937A564404123.jpg" xlink:type="simple" xlink:show="embed" xlink:actuate="onLoad" loext:mime-type="image/jpeg">
            <text:p/>
          </draw:image>
        </draw:frame>
        <draw:frame draw:style-name="gr2" draw:text-style-name="P2" draw:layer="layout" svg:width="7.463cm" svg:height="5cm" svg:x="8.346cm" svg:y="0.978cm">
          <draw:image xlink:href="Pictures/10000201000004F600000353E35BD0F3DE8F4BA9.png" xlink:type="simple" xlink:show="embed" xlink:actuate="onLoad" loext:mime-type="image/png">
            <text:p/>
          </draw:image>
        </draw:frame>
        <draw:custom-shape draw:style-name="gr3" draw:text-style-name="P1" xml:id="id6" draw:id="id6" draw:layer="Glue Points" svg:width="0.2cm" svg:height="0.2cm" svg:x="14.609cm" svg:y="9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Glue Points" svg:width="0.2cm" svg:height="0.2cm" svg:x="13.709cm" svg:y="7.1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Glue Points" svg:width="0.2cm" svg:height="0.2cm" svg:x="10.555cm" svg:y="7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Glue Points" svg:width="0.2cm" svg:height="0.2cm" svg:x="9.409cm" svg:y="5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Glue Points" svg:width="0.2cm" svg:height="0.2cm" svg:x="14.709cm" svg:y="5.1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Glue Points" svg:width="0.2cm" svg:height="0.2cm" svg:x="11.309cm" svg:y="3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controls" svg:x1="9.509cm" svg:y1="5.578cm" svg:x2="10.555cm" svg:y2="7.283cm" draw:start-shape="id1" draw:start-glue-point="8" draw:end-shape="id2" draw:end-glue-point="6" svg:d="M9509 5578v1705h1046" svg:viewBox="0 0 1047 1706">
          <text:p/>
        </draw:connector>
        <draw:connector draw:style-name="gr5" draw:text-style-name="P2" draw:layer="controls" svg:x1="11.509cm" svg:y1="3.878cm" svg:x2="13.809cm" svg:y2="7.178cm" draw:start-shape="id3" draw:start-glue-point="10" draw:end-shape="id4" draw:end-glue-point="4" svg:d="M11509 3878h2300v3300" svg:viewBox="0 0 2301 3301">
          <text:p/>
        </draw:connector>
        <draw:connector draw:style-name="gr6" draw:text-style-name="P2" draw:layer="controls" draw:line-skew="-0.999cm" svg:x1="14.809cm" svg:y1="5.378cm" svg:x2="14.809cm" svg:y2="9.478cm" draw:start-shape="id5" draw:start-glue-point="8" draw:end-shape="id6" draw:end-glue-point="10" svg:d="M14809 5378v1000h500v3100h-500" svg:viewBox="0 0 501 4101">
          <text:p/>
        </draw:connector>
        <draw:custom-shape draw:style-name="gr3" draw:text-style-name="P1" xml:id="id8" draw:id="id8" draw:layer="layout" svg:width="0.2cm" svg:height="0.2cm" svg:x="13.454cm" svg:y="7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2cm" svg:height="0.2cm" svg:x="11.109cm" svg:y="3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line-skew="-1.345cm" svg:x1="11.209cm" svg:y1="3.978cm" svg:x2="13.554cm" svg:y2="7.183cm" draw:start-shape="id7" draw:start-glue-point="8" draw:end-shape="id8" draw:end-glue-point="4" svg:d="M11209 3978v257h2345v2948" svg:viewBox="0 0 2346 3206">
          <text:p/>
        </draw:connector>
        <draw:custom-shape draw:style-name="gr3" draw:text-style-name="P1" xml:id="id10" draw:id="id10" draw:layer="layout" svg:width="0.2cm" svg:height="0.2cm" svg:x="13.254cm" svg:y="7.1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0.2cm" svg:height="0.2cm" svg:x="10.909cm" svg:y="3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line-skew="-0.942cm" svg:x1="11.009cm" svg:y1="3.978cm" svg:x2="13.354cm" svg:y2="7.178cm" draw:start-shape="id9" draw:start-glue-point="8" draw:end-shape="id10" draw:end-glue-point="4" svg:d="M11009 3978v657h2345v2543" svg:viewBox="0 0 2346 3201">
          <text:p/>
        </draw:connector>
        <draw:frame draw:style-name="gr2" draw:text-style-name="P2" draw:layer="layout" svg:width="4.209cm" svg:height="8.275cm" svg:x="2cm" svg:y="1.703cm">
          <draw:image xlink:href="Pictures/1000020100000368000006B2C4070184834E08E6.png" xlink:type="simple" xlink:show="embed" xlink:actuate="onLoad" loext:mime-type="image/png">
            <text:p/>
          </draw:image>
        </draw:frame>
        <draw:custom-shape draw:style-name="gr3" draw:text-style-name="P1" xml:id="id12" draw:id="id12" draw:layer="layout" svg:width="0.2cm" svg:height="0.2cm" svg:x="6.009cm" svg:y="8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2cm" svg:height="0.2cm" svg:x="10.909cm" svg:y="2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line-skew="-0.298cm -1.349cm" svg:x1="11.009cm" svg:y1="2.778cm" svg:x2="6.209cm" svg:y2="8.778cm" draw:start-shape="id11" draw:start-glue-point="4" draw:end-shape="id12" draw:end-glue-point="10" svg:d="M11009 2778v-800h-3800v6800h-1000" svg:viewBox="0 0 4801 6801">
          <text:p/>
        </draw:connector>
        <draw:custom-shape draw:style-name="gr3" draw:text-style-name="P1" xml:id="id14" draw:id="id14" draw:layer="layout" svg:width="0.2cm" svg:height="0.2cm" svg:x="6.009cm" svg:y="8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0.2cm" svg:height="0.2cm" svg:x="11.109cm" svg:y="2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line-skew="0.102cm -1.049cm" svg:x1="11.209cm" svg:y1="2.778cm" svg:x2="6.209cm" svg:y2="8.978cm" draw:start-shape="id13" draw:start-glue-point="4" draw:end-shape="id14" draw:end-glue-point="10" svg:d="M11209 2778v-400h-3600v6600h-1400" svg:viewBox="0 0 5001 6601">
          <text:p/>
        </draw:connector>
        <draw:custom-shape draw:style-name="gr10" draw:text-style-name="P3" draw:layer="layout" svg:width="1.6cm" svg:height="0.6cm" svg:x="8.5cm" svg:y="3.6cm">
          <text:p text:style-name="P2">X9C104</text:p>
          <draw:enhanced-geometry svg:viewBox="0 0 21600 21600" draw:text-areas="800 800 20800 20800" draw:type="round-rectangular-callout" draw:modifiers="28817.9887570269 -6469.21797004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3cm" svg:height="0.6cm" svg:x="7.235cm" svg:y="9.435cm">
          <text:p text:style-name="P2">ESP32-DevKitC</text:p>
          <draw:enhanced-geometry svg:viewBox="0 0 21600 21600" draw:text-areas="800 800 20800 20800" draw:type="round-rectangular-callout" draw:modifiers="25479.5068310563 -3594.009983361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5" draw:layer="layout" svg:width="10.8cm" svg:height="1.077cm" svg:x="3.035cm" svg:y="10.472cm">
          <draw:text-box>
            <text:p text:style-name="P4"><text:span text:style-name="T1">X9C104 Digital Potentiometer Testing Setup</text:span></text:p>
            <text:p text:style-name="P4"><text:span text:style-name="T2">For details see https://github.com/krzychb/toit-samples/tree/main/x9cn0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2" svg:font-family="'Helvetica Neue'" style:font-adornments="Regular" style:font-pitch="variable"/>
    <style:font-face style:name="Helvetica Neue" svg:font-family="'Helvetica Neue'" style:font-family-generic="roman" style:font-pitch="variable"/>
    <style:font-face style:name="Helvetica Neue1" svg:font-family="'Helvetica Neu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Helvetica Neue2" fo:font-family="'Helvetica Neue'" style:font-style-name="Regular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 draw:fill-gradient-name="Gradient_20_1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Helvetica Neue2" fo:font-family="'Helvetica Neue'" style:font-style-name="Regular" style:font-pitch="variable" fo:font-size="10pt"/>
    </style:style>
    <style:style style:name="Shapes" style:family="graphic" style:parent-style-name="Graphic">
      <style:graphic-properties draw:stroke="none" draw:fill="gradient" draw:fill-gradient-name="Shapes"/>
      <style:text-properties fo:font-size="10pt" fo:font-weight="normal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2cm" svg:stroke-color="#000000" draw:marker-start-width="0.11cm" draw:marker-end-width="0.11cm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05cm" svg:stroke-color="#ff3034" draw:marker-start-width="0.23cm" draw:marker-end="Circle" draw:marker-end-width="0.23cm" draw:marker-end-center="true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17.7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Glue Points" draw:display="screen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2T14:34:08.420146614</meta:creation-date>
    <dc:date>2022-01-16T16:05:44.771830669</dc:date>
    <meta:editing-duration>PT11H15M12S</meta:editing-duration>
    <meta:editing-cycles>51</meta:editing-cycles>
    <meta:generator>LibreOffice_Vanilla/6.2.6.2$MacOSX_X86_64 LibreOffice_project/684e730861356e74889dfe6dbddd3562aae2e6ad</meta:generator>
    <meta:document-statistic meta:object-count="27"/>
  </office:meta>
</office:document-meta>
</file>